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6000000E8FE9A5432FD8EFBC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0.751cm" svg:height="6.138cm" draw:z-index="0"><draw:image xlink:href="Pictures/10000201000001B6000000E8FE9A5432FD8EFBC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7T16:26:08.925475299</meta:creation-date>
    <dc:date>2019-07-27T16:26:53.569954571</dc:date>
    <meta:editing-duration>PT4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1.6.3$Linux_X86_64 LibreOffice_project/10$Build-3</meta:generator>
  </office:meta>
</office:document-meta>
</file>